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27a086"/>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Standard">
      <style:text-properties officeooo:paragraph-rsid="0027a086"/>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rsid="0021c4ee" officeooo:paragraph-rsid="0021c4ee"/>
    </style:style>
    <style:style style:name="P12" style:family="paragraph" style:parent-style-name="Standard">
      <style:text-properties officeooo:rsid="0023661f" officeooo:paragraph-rsid="0023661f"/>
    </style:style>
    <style:style style:name="P13" style:family="paragraph" style:parent-style-name="Standard">
      <style:text-properties officeooo:paragraph-rsid="00266310"/>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Footer">
      <style:paragraph-properties>
        <style:tab-stops>
          <style:tab-stop style:position="3in" style:type="center"/>
          <style:tab-stop style:position="6.5in" style:type="right"/>
        </style:tab-stops>
      </style:paragraph-properties>
    </style:style>
    <style:style style:name="P2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officeooo:rsid="001e1db3" officeooo:paragraph-rsid="001e1db3"/>
    </style:style>
    <style:style style:name="P26" style:family="paragraph" style:parent-style-name="Standard">
      <style:text-properties officeooo:paragraph-rsid="0027a086"/>
    </style:style>
    <style:style style:name="P2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P28" style:family="paragraph" style:parent-style-name="Heading_20_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Heading_20_3">
      <style:text-properties officeooo:rsid="00222c84" officeooo:paragraph-rsid="00222c84"/>
    </style:style>
    <style:style style:name="P30" style:family="paragraph" style:parent-style-name="Heading_20_3">
      <style:paragraph-properties fo:margin-top="0in" fo:margin-bottom="0.1181in" style:contextual-spacing="false"/>
    </style:style>
    <style:style style:name="T1" style:family="text">
      <style:text-properties officeooo:rsid="0021c4ee"/>
    </style:style>
    <style:style style:name="T2" style:family="text">
      <style:text-properties style:text-underline-style="solid" style:text-underline-width="auto" style:text-underline-color="font-color" officeooo:rsid="0021c4ee"/>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257d65"/>
    </style:style>
    <style:style style:name="T5" style:family="text"/>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2091d6" style:font-size-asian="8pt"/>
    </style:style>
    <style:style style:name="T10" style:family="text">
      <style:text-properties fo:font-size="9pt" style:font-size-asian="9pt"/>
    </style:style>
    <style:style style:name="T11" style:family="text">
      <style:text-properties officeooo:rsid="0021c4e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21c4ee"/>
    </style:style>
    <style:style style:name="T14" style:family="text">
      <style:text-properties style:text-underline-style="solid" style:text-underline-width="auto" style:text-underline-color="font-color" officeooo:rsid="002f9500"/>
    </style:style>
    <style:style style:name="T15" style:family="text">
      <style:text-properties style:text-underline-style="solid" style:text-underline-width="auto" style:text-underline-color="font-color" officeooo:rsid="00307358"/>
    </style:style>
    <style:style style:name="T16" style:family="text">
      <style:text-properties style:text-underline-style="solid" style:text-underline-width="auto" style:text-underline-color="font-color" officeooo:rsid="00266310"/>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26"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7" style:family="text">
      <style:text-properties officeooo:rsid="00257d65"/>
    </style:style>
    <style:style style:name="T28" style:family="text">
      <style:text-properties style:text-position="super 58%"/>
    </style:style>
    <style:style style:name="T29" style:family="text">
      <style:text-properties officeooo:rsid="001e1db3"/>
    </style:style>
    <style:style style:name="T30" style:family="text">
      <style:text-properties officeooo:rsid="001f3fb0"/>
    </style:style>
    <style:style style:name="T31" style:family="text">
      <style:text-properties officeooo:rsid="0021a92f"/>
    </style:style>
    <style:style style:name="T32" style:family="text">
      <style:text-properties officeooo:rsid="00244704"/>
    </style:style>
    <style:style style:name="T33" style:family="text">
      <style:text-properties officeooo:rsid="0025d4d1"/>
    </style:style>
    <style:style style:name="T34" style:family="text">
      <style:text-properties officeooo:rsid="00266310"/>
    </style:style>
    <style:style style:name="T35" style:family="text">
      <style:text-properties officeooo:rsid="002f9500"/>
    </style:style>
    <style:style style:name="T36" style:family="text">
      <style:text-properties officeooo:rsid="002a3d3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0957856" text:id="ct90957856">
          <text:insertion>
            <office:change-info>
              <dc:creator>Stuart Baker</dc:creator>
              <dc:date>2015-10-17T23:10:00</dc:date>
            </office:change-info>
          </text:insertion>
        </text:changed-region>
        <text:changed-region xml:id="ct67910640" text:id="ct67910640">
          <text:deletion>
            <office:change-info>
              <dc:creator>Stuart Baker</dc:creator>
              <dc:date>2015-10-17T23:10:00</dc:date>
            </office:change-info>
            <text:p text:style-name="Standard">ID</text:p>
          </text:deletion>
        </text:changed-region>
        <text:changed-region xml:id="ct57575664" text:id="ct57575664">
          <text:insertion>
            <office:change-info>
              <dc:creator>Stuart Baker</dc:creator>
              <dc:date>2015-10-17T23:11:00</dc:date>
            </office:change-info>
          </text:insertion>
        </text:changed-region>
        <text:changed-region xml:id="ct72694032" text:id="ct72694032">
          <text:insertion>
            <office:change-info>
              <dc:creator>Stuart Baker</dc:creator>
              <dc:date>2015-10-17T23:13:00</dc:date>
            </office:change-info>
          </text:insertion>
        </text:changed-region>
        <text:changed-region xml:id="ct72033408" text:id="ct72033408">
          <text:deletion>
            <office:change-info>
              <dc:creator>Stuart Baker</dc:creator>
              <dc:date>2015-10-17T23:12:00</dc:date>
            </office:change-info>
            <text:p text:style-name="Standard"><text:span text:style-name="T1">'</text:span></text:p>
          </text:deletion>
        </text:changed-region>
        <text:changed-region xml:id="ct72694224" text:id="ct72694224">
          <text:deletion>
            <office:change-info>
              <dc:creator>Stuart Baker</dc:creator>
              <dc:date>2015-10-17T23:13:00</dc:date>
            </office:change-info>
            <text:p text:style-name="Standard"><text:span text:style-name="T1">that</text:span></text:p>
          </text:deletion>
        </text:changed-region>
        <text:changed-region xml:id="ct70391968" text:id="ct70391968">
          <text:insertion>
            <office:change-info>
              <dc:creator>Stuart Baker</dc:creator>
              <dc:date>2015-10-17T23:12:00</dc:date>
            </office:change-info>
          </text:insertion>
        </text:changed-region>
        <text:changed-region xml:id="ct48416624" text:id="ct48416624">
          <text:deletion>
            <office:change-info>
              <dc:creator>Stuart Baker</dc:creator>
              <dc:date>2015-10-17T23:13:00</dc:date>
            </office:change-info>
            <text:p text:style-name="Standard">t</text:p>
          </text:deletion>
        </text:changed-region>
        <text:changed-region xml:id="ct69800048" text:id="ct69800048">
          <text:insertion>
            <office:change-info>
              <dc:creator>Stuart Baker</dc:creator>
              <dc:date>2015-10-17T23:13:00</dc:date>
            </office:change-info>
          </text:insertion>
        </text:changed-region>
        <text:changed-region xml:id="ct70620736" text:id="ct70620736">
          <text:deletion>
            <office:change-info>
              <dc:creator>Stuart Baker</dc:creator>
              <dc:date>2015-10-17T23:13:00</dc:date>
            </office:change-info>
            <text:p text:style-name="Standard"><text:span text:style-name="T1">ed</text:span></text:p>
          </text:deletion>
        </text:changed-region>
        <text:changed-region xml:id="ct71910064" text:id="ct71910064">
          <text:insertion>
            <office:change-info>
              <dc:creator>Stuart Baker</dc:creator>
              <dc:date>2015-10-17T23:13:00</dc:date>
            </office:change-info>
          </text:insertion>
        </text:changed-region>
        <text:changed-region xml:id="ct93123584" text:id="ct93123584">
          <text:insertion>
            <office:change-info>
              <dc:creator>Stuart Baker</dc:creator>
              <dc:date>2015-10-17T23:13:00</dc:date>
            </office:change-info>
          </text:insertion>
        </text:changed-region>
        <text:changed-region xml:id="ct87533056" text:id="ct87533056">
          <text:deletion>
            <office:change-info>
              <dc:creator>Stuart Baker</dc:creator>
              <dc:date>2015-10-17T23:13:00</dc:date>
            </office:change-info>
            <text:p text:style-name="Standard"><text:span text:style-name="T1">is</text:span></text:p>
          </text:deletion>
        </text:changed-region>
        <text:changed-region xml:id="ct103587872" text:id="ct103587872">
          <text:insertion>
            <office:change-info>
              <dc:creator>Stuart Baker</dc:creator>
              <dc:date>2015-10-17T23:13:00</dc:date>
            </office:change-info>
          </text:insertion>
        </text:changed-region>
        <text:changed-region xml:id="ct90075088" text:id="ct90075088">
          <text:insertion>
            <office:change-info>
              <dc:creator>Stuart Baker</dc:creator>
              <dc:date>2015-10-17T23:14:00</dc:date>
            </office:change-info>
          </text:insertion>
        </text:changed-region>
        <text:changed-region xml:id="ct67542704" text:id="ct67542704">
          <text:deletion>
            <office:change-info>
              <dc:creator>Stuart Baker</dc:creator>
              <dc:date>2015-10-17T23:14:00</dc:date>
            </office:change-info>
            <text:p text:style-name="Standard">u</text:p>
          </text:deletion>
        </text:changed-region>
        <text:changed-region xml:id="ct71910256" text:id="ct71910256">
          <text:insertion>
            <office:change-info>
              <dc:creator>Stuart Baker</dc:creator>
              <dc:date>2015-10-17T23:14:00</dc:date>
            </office:change-info>
          </text:insertion>
        </text:changed-region>
        <text:changed-region xml:id="ct75375552" text:id="ct75375552">
          <text:deletion>
            <office:change-info>
              <dc:creator>Stuart Baker</dc:creator>
              <dc:date>2015-10-17T23:14:00</dc:date>
            </office:change-info>
            <text:p text:style-name="Standard">i</text:p>
          </text:deletion>
        </text:changed-region>
        <text:changed-region xml:id="ct73807472" text:id="ct73807472">
          <text:insertion>
            <office:change-info>
              <dc:creator>Stuart Baker</dc:creator>
              <dc:date>2015-10-17T23:14:00</dc:date>
            </office:change-info>
          </text:insertion>
        </text:changed-region>
        <text:changed-region xml:id="ct97528288" text:id="ct97528288">
          <text:insertion>
            <office:change-info>
              <dc:creator>Stuart Baker</dc:creator>
              <dc:date>2015-10-17T23:15:00</dc:date>
            </office:change-info>
          </text:insertion>
        </text:changed-region>
        <text:changed-region xml:id="ct68100960" text:id="ct68100960">
          <text:insertion>
            <office:change-info>
              <dc:creator>Stuart Baker</dc:creator>
              <dc:date>2015-10-17T23:15:00</dc:date>
            </office:change-info>
          </text:insertion>
        </text:changed-region>
        <text:changed-region xml:id="ct70795904" text:id="ct70795904">
          <text:insertion>
            <office:change-info>
              <dc:creator>Stuart Baker</dc:creator>
              <dc:date>2015-10-17T23:16:00</dc:date>
            </office:change-info>
          </text:insertion>
        </text:changed-region>
        <text:changed-region xml:id="ct70796096" text:id="ct70796096">
          <text:deletion>
            <office:change-info>
              <dc:creator>Stuart Baker</dc:creator>
              <dc:date>2015-10-17T23:15:00</dc:date>
            </office:change-info>
            <text:p text:style-name="Standard"><text:span text:style-name="T1">Standard</text:span></text:p>
          </text:deletion>
        </text:changed-region>
        <text:changed-region xml:id="ct89404800" text:id="ct89404800">
          <text:deletion>
            <office:change-info>
              <dc:creator>Stuart Baker</dc:creator>
              <dc:date>2015-10-17T23:16:00</dc:date>
            </office:change-info>
            <text:p text:style-name="Standard">Standard</text:p>
          </text:deletion>
        </text:changed-region>
        <text:changed-region xml:id="ct70487792" text:id="ct70487792">
          <text:insertion>
            <office:change-info>
              <dc:creator>Stuart Baker</dc:creator>
              <dc:date>2015-10-17T23:16:00</dc:date>
            </office:change-info>
          </text:insertion>
        </text:changed-region>
        <text:changed-region xml:id="ct68093344" text:id="ct68093344">
          <text:insertion>
            <office:change-info>
              <dc:creator>Stuart Baker</dc:creator>
              <dc:date>2015-10-17T23:16:00</dc:date>
            </office:change-info>
          </text:insertion>
        </text:changed-region>
        <text:changed-region xml:id="ct68093536" text:id="ct68093536">
          <text:deletion>
            <office:change-info>
              <dc:creator>Stuart Baker</dc:creator>
              <dc:date>2015-10-17T23:16:00</dc:date>
            </office:change-info>
            <text:p text:style-name="Standard"><text:span text:style-name="T1">Standard</text:span></text:p>
          </text:deletion>
        </text:changed-region>
        <text:changed-region xml:id="ct91686976" text:id="ct91686976">
          <text:deletion>
            <office:change-info>
              <dc:creator>Stuart Baker</dc:creator>
              <dc:date>2015-10-17T23:16:00</dc:date>
            </office:change-info>
            <text:p text:style-name="Standard"><text:s/>the Unique Identifiers Standard</text:p>
          </text:deletion>
        </text:changed-region>
        <text:changed-region xml:id="ct91687200" text:id="ct91687200">
          <text:deletion>
            <office:change-info>
              <dc:creator>Stuart Baker</dc:creator>
              <dc:date>2015-10-17T23:19:00</dc:date>
            </office:change-info>
            <text:p text:style-name="Standard">n</text:p>
          </text:deletion>
        </text:changed-region>
        <text:changed-region xml:id="ct58132224" text:id="ct58132224">
          <text:insertion>
            <office:change-info>
              <dc:creator>Stuart Baker</dc:creator>
              <dc:date>2015-10-17T23:19:00</dc:date>
            </office:change-info>
          </text:insertion>
        </text:changed-region>
        <text:changed-region xml:id="ct48416848" text:id="ct48416848">
          <text:insertion>
            <office:change-info>
              <dc:creator>Stuart Baker</dc:creator>
              <dc:date>2015-10-17T23:18:00</dc:date>
            </office:change-info>
          </text:insertion>
        </text:changed-region>
        <text:changed-region xml:id="ct69800240" text:id="ct69800240">
          <text:deletion>
            <office:change-info>
              <dc:creator>Stuart Baker</dc:creator>
              <dc:date>2015-10-17T23:18:00</dc:date>
            </office:change-info>
            <text:p text:style-name="Standard"><text:span text:style-name="T2">T</text:span></text:p>
          </text:deletion>
        </text:changed-region>
        <text:changed-region xml:id="ct97727152" text:id="ct97727152">
          <text:insertion>
            <office:change-info>
              <dc:creator>Stuart Baker</dc:creator>
              <dc:date>2015-10-17T23:18:00</dc:date>
            </office:change-info>
          </text:insertion>
        </text:changed-region>
        <text:changed-region xml:id="ct91105024" text:id="ct91105024">
          <text:insertion>
            <office:change-info>
              <dc:creator>Stuart Baker</dc:creator>
              <dc:date>2015-10-17T23:18:00</dc:date>
            </office:change-info>
          </text:insertion>
        </text:changed-region>
        <text:changed-region xml:id="ct90950112" text:id="ct90950112">
          <text:deletion>
            <office:change-info>
              <dc:creator>Stuart Baker</dc:creator>
              <dc:date>2015-10-17T23:24:00</dc:date>
            </office:change-info>
            <text:p text:style-name="Standard">n</text:p>
          </text:deletion>
        </text:changed-region>
        <text:changed-region xml:id="ct97528032" text:id="ct97528032">
          <text:insertion>
            <office:change-info>
              <dc:creator>Stuart Baker</dc:creator>
              <dc:date>2015-10-17T23:24:00</dc:date>
            </office:change-info>
          </text:insertion>
        </text:changed-region>
        <text:changed-region xml:id="ct93178080" text:id="ct93178080">
          <text:deletion>
            <office:change-info>
              <dc:creator>Stuart Baker</dc:creator>
              <dc:date>2015-10-17T23:24:00</dc:date>
            </office:change-info>
            <text:p text:style-name="Standard">i</text:p>
          </text:deletion>
        </text:changed-region>
        <text:changed-region xml:id="ct81764624" text:id="ct81764624">
          <text:insertion>
            <office:change-info>
              <dc:creator>Stuart Baker</dc:creator>
              <dc:date>2015-10-17T23:24:00</dc:date>
            </office:change-info>
          </text:insertion>
        </text:changed-region>
        <text:changed-region xml:id="ct93373760" text:id="ct93373760">
          <text:deletion>
            <office:change-info>
              <dc:creator>Stuart Baker</dc:creator>
              <dc:date>2015-10-17T23:24:00</dc:date>
            </office:change-info>
            <text:p text:style-name="Standard">u</text:p>
          </text:deletion>
        </text:changed-region>
        <text:changed-region xml:id="ct103588064" text:id="ct103588064">
          <text:insertion>
            <office:change-info>
              <dc:creator>Stuart Baker</dc:creator>
              <dc:date>2015-10-17T23:24:00</dc:date>
            </office:change-info>
          </text:insertion>
        </text:changed-region>
        <text:changed-region xml:id="ct103780928" text:id="ct103780928">
          <text:deletion>
            <office:change-info>
              <dc:creator>Stuart Baker</dc:creator>
              <dc:date>2015-10-17T23:24:00</dc:date>
            </office:change-info>
            <text:p text:style-name="Standard">i</text:p>
          </text:deletion>
        </text:changed-region>
        <text:changed-region xml:id="ct88445008" text:id="ct88445008">
          <text:insertion>
            <office:change-info>
              <dc:creator>Stuart Baker</dc:creator>
              <dc:date>2015-10-17T23:24:00</dc:date>
            </office:change-info>
          </text:insertion>
        </text:changed-region>
        <text:changed-region xml:id="ct72692112" text:id="ct72692112">
          <text:deletion>
            <office:change-info>
              <dc:creator>Stuart Baker</dc:creator>
              <dc:date>2015-10-17T23:27:00</dc:date>
            </office:change-info>
            <text:p text:style-name="Standard"><text:span text:style-name="T3">highly desirable</text:span></text:p>
          </text:deletion>
        </text:changed-region>
        <text:changed-region xml:id="ct57072112" text:id="ct57072112">
          <text:insertion>
            <office:change-info>
              <dc:creator>Stuart Baker</dc:creator>
              <dc:date>2015-10-17T23:26:00</dc:date>
            </office:change-info>
          </text:insertion>
        </text:changed-region>
        <text:changed-region xml:id="ct72691920" text:id="ct72691920">
          <text:insertion>
            <office:change-info>
              <dc:creator>Stuart Baker</dc:creator>
              <dc:date>2015-10-17T23:28:00</dc:date>
            </office:change-info>
          </text:insertion>
        </text:changed-region>
        <text:changed-region xml:id="ct103152240" text:id="ct103152240">
          <text:insertion>
            <office:change-info>
              <dc:creator>Stuart Baker</dc:creator>
              <dc:date>2015-10-17T23:29:00</dc:date>
            </office:change-info>
          </text:insertion>
        </text:changed-region>
        <text:changed-region xml:id="ct87891248" text:id="ct87891248">
          <text:insertion>
            <office:change-info>
              <dc:creator>Stuart Baker</dc:creator>
              <dc:date>2015-10-17T23:30:00</dc:date>
            </office:change-info>
          </text:insertion>
        </text:changed-region>
        <text:changed-region xml:id="ct74643584" text:id="ct74643584">
          <text:insertion>
            <office:change-info>
              <dc:creator>Stuart Baker</dc:creator>
              <dc:date>2015-10-17T23:31:00</dc:date>
            </office:change-info>
          </text:insertion>
        </text:changed-region>
        <text:changed-region xml:id="ct102775344" text:id="ct102775344">
          <text:insertion>
            <office:change-info>
              <dc:creator>Stuart Baker</dc:creator>
              <dc:date>2015-10-17T23:32:00</dc:date>
            </office:change-info>
          </text:insertion>
        </text:changed-region>
        <text:changed-region xml:id="ct94286784" text:id="ct94286784">
          <text:insertion>
            <office:change-info>
              <dc:creator>Stuart Baker</dc:creator>
              <dc:date>2015-10-17T23:33:00</dc:date>
            </office:change-info>
          </text:insertion>
        </text:changed-region>
        <text:changed-region xml:id="ct70667488" text:id="ct70667488">
          <text:insertion>
            <office:change-info>
              <dc:creator>Stuart Baker</dc:creator>
              <dc:date>2015-10-17T23:34:00</dc:date>
            </office:change-info>
          </text:insertion>
        </text:changed-region>
        <text:changed-region xml:id="ct94042640" text:id="ct94042640">
          <text:insertion>
            <office:change-info>
              <dc:creator>Stuart Baker</dc:creator>
              <dc:date>2015-10-17T23:35:00</dc:date>
            </office:change-info>
          </text:insertion>
        </text:changed-region>
        <text:changed-region xml:id="ct94042832" text:id="ct94042832">
          <text:insertion>
            <office:change-info>
              <dc:creator>Stuart Baker</dc:creator>
              <dc:date>2015-10-17T23:36:00</dc:date>
            </office:change-info>
          </text:insertion>
        </text:changed-region>
        <text:changed-region xml:id="ct71456160" text:id="ct71456160">
          <text:insertion>
            <office:change-info>
              <dc:creator>Stuart Baker</dc:creator>
              <dc:date>2015-10-17T23:37:00</dc:date>
            </office:change-info>
          </text:insertion>
        </text:changed-region>
        <text:changed-region xml:id="ct71456352" text:id="ct71456352">
          <text:insertion>
            <office:change-info>
              <dc:creator>Stuart Baker</dc:creator>
              <dc:date>2015-10-17T23:38:00</dc:date>
            </office:change-info>
          </text:insertion>
        </text:changed-region>
        <text:changed-region xml:id="ct57490752" text:id="ct57490752">
          <text:insertion>
            <office:change-info>
              <dc:creator>Stuart Baker</dc:creator>
              <dc:date>2015-10-17T23:39:00</dc:date>
            </office:change-info>
          </text:insertion>
        </text:changed-region>
        <text:changed-region xml:id="ct67494448" text:id="ct67494448">
          <text:insertion>
            <office:change-info>
              <dc:creator>Stuart Baker</dc:creator>
              <dc:date>2015-10-17T23:50:00</dc:date>
            </office:change-info>
          </text:insertion>
        </text:changed-region>
        <text:changed-region xml:id="ct57490944" text:id="ct57490944">
          <text:deletion>
            <office:change-info>
              <dc:creator>Stuart Baker</dc:creator>
              <dc:date>2015-10-17T23:50:00</dc:date>
            </office:change-info>
            <text:p text:style-name="Standard"><text:span text:style-name="T4"><text:s/>ranges</text:span></text:p>
          </text:deletion>
        </text:changed-region>
        <text:changed-region xml:id="ct69810752" text:id="ct69810752">
          <text:deletion>
            <office:change-info>
              <dc:creator>Stuart Baker</dc:creator>
              <dc:date>2015-10-17T23:51:00</dc:date>
            </office:change-info>
            <text:p text:style-name="Standard"><text:s/>when people</text:p>
          </text:deletion>
        </text:changed-region>
        <text:changed-region xml:id="ct77178224" text:id="ct77178224">
          <text:insertion>
            <office:change-info>
              <dc:creator>Stuart Baker</dc:creator>
              <dc:date>2015-10-17T23:51:00</dc:date>
            </office:change-info>
          </text:insertion>
        </text:changed-region>
        <text:changed-region xml:id="ct69811008" text:id="ct69811008">
          <text:insertion>
            <office:change-info>
              <dc:creator>Stuart Baker</dc:creator>
              <dc:date>2015-10-17T23:51:00</dc:date>
            </office:change-info>
          </text:insertion>
        </text:changed-region>
        <text:changed-region xml:id="ct99135776" text:id="ct99135776">
          <text:deletion>
            <office:change-info>
              <dc:creator>Stuart Baker</dc:creator>
              <dc:date>2015-10-17T23:53:00</dc:date>
            </office:change-info>
            <text:p text:style-name="Standard">'</text:p>
          </text:deletion>
        </text:changed-region>
        <text:changed-region xml:id="ct70854624" text:id="ct70854624">
          <text:insertion>
            <office:change-info>
              <dc:creator>Stuart Baker</dc:creator>
              <dc:date>2015-10-17T23:53:00</dc:date>
            </office:change-info>
          </text:insertion>
        </text:changed-region>
        <text:changed-region xml:id="ct92914944" text:id="ct92914944">
          <text:deletion>
            <office:change-info>
              <dc:creator>Stuart Baker</dc:creator>
              <dc:date>2016-02-04T14:38:00</dc:date>
            </office:change-info>
            <text:p text:style-name="Standard">initial </text:p>
          </text:deletion>
        </text:changed-region>
        <text:changed-region xml:id="ct65587008" text:id="ct65587008">
          <text:insertion>
            <office:change-info>
              <dc:creator>Stuart Baker</dc:creator>
              <dc:date>2016-02-04T14:40:00</dc:date>
            </office:change-info>
          </text:insertion>
        </text:changed-region>
        <text:changed-region xml:id="ct96753360" text:id="ct96753360">
          <text:deletion>
            <office:change-info>
              <dc:creator>Stuart Baker</dc:creator>
              <dc:date>2016-02-04T14:38:00</dc:date>
            </office:change-info>
            <text:p text:style-name="Standard"><text:a xlink:type="simple" xlink:href="http://openlcb.org/trunk/web/requestuidrange.php" text:style-name="Internet_20_link" text:visited-style-name="Visited_20_Internet_20_Link">trunk/web/requestuidrange.php</text:a></text:p>
          </text:deletion>
        </text:changed-region>
        <text:changed-region xml:id="ct91995552" text:id="ct91995552">
          <text:insertion>
            <office:change-info>
              <dc:creator>Stuart Baker</dc:creator>
              <dc:date>2015-10-17T23:58:00</dc:date>
            </office:change-info>
          </text:insertion>
        </text:changed-region>
        <text:changed-region xml:id="ct93908816" text:id="ct93908816">
          <text:deletion>
            <office:change-info>
              <dc:creator>Stuart Baker</dc:creator>
              <dc:date>2015-10-17T23:58:00</dc:date>
            </office:change-info>
            <text:p text:style-name="Standard">d</text:p>
          </text:deletion>
        </text:changed-region>
        <text:changed-region xml:id="ct92043520" text:id="ct92043520">
          <text:insertion>
            <office:change-info>
              <dc:creator>Stuart Baker</dc:creator>
              <dc:date>2015-10-17T23:58:00</dc:date>
            </office:change-info>
          </text:insertion>
        </text:changed-region>
        <text:changed-region xml:id="ct81867760" text:id="ct81867760">
          <text:insertion>
            <office:change-info>
              <dc:creator>Stuart Baker</dc:creator>
              <dc:date>2015-10-17T23:59:00</dc:date>
            </office:change-info>
          </text:insertion>
        </text:changed-region>
        <text:changed-region xml:id="ct103139904" text:id="ct103139904">
          <text:insertion>
            <office:change-info>
              <dc:creator>Stuart Baker</dc:creator>
              <dc:date>2015-10-17T23:59:00</dc:date>
            </office:change-info>
          </text:insertion>
        </text:changed-region>
        <text:changed-region xml:id="ct93172192" text:id="ct93172192">
          <text:insertion>
            <office:change-info>
              <dc:creator>Stuart Baker</dc:creator>
              <dc:date>2015-10-18</dc:date>
            </office:change-info>
          </text:insertion>
        </text:changed-region>
        <text:changed-region xml:id="ct93172384" text:id="ct93172384">
          <text:insertion>
            <office:change-info>
              <dc:creator>Stuart Baker</dc:creator>
              <dc:date>2015-10-17T23:39:00</dc:date>
            </office:change-info>
          </text:insertion>
        </text:changed-region>
        <text:changed-region xml:id="ct70480592" text:id="ct70480592">
          <text:insertion>
            <office:change-info>
              <dc:creator>Stuart Baker</dc:creator>
              <dc:date>2015-10-17T23:40:00</dc:date>
            </office:change-info>
          </text:insertion>
        </text:changed-region>
        <text:changed-region xml:id="ct82013824" text:id="ct82013824">
          <text:insertion>
            <office:change-info>
              <dc:creator>Stuart Baker</dc:creator>
              <dc:date>2015-10-17T23:42:00</dc:date>
            </office:change-info>
          </text:insertion>
        </text:changed-region>
        <text:changed-region xml:id="ct73530368" text:id="ct73530368">
          <text:insertion>
            <office:change-info>
              <dc:creator>Stuart Baker</dc:creator>
              <dc:date>2015-10-17T23:44:00</dc:date>
            </office:change-info>
          </text:insertion>
        </text:changed-region>
        <text:changed-region xml:id="ct90314016" text:id="ct90314016">
          <text:insertion>
            <office:change-info>
              <dc:creator>Stuart Baker</dc:creator>
              <dc:date>2015-10-17T23:43:00</dc:date>
            </office:change-info>
          </text:insertion>
        </text:changed-region>
        <text:changed-region xml:id="ct57830416" text:id="ct57830416">
          <text:insertion>
            <office:change-info>
              <dc:creator>Stuart Baker</dc:creator>
              <dc:date>2015-10-17T23:44:00</dc:date>
            </office:change-info>
          </text:insertion>
        </text:changed-region>
        <text:changed-region xml:id="ct90074656" text:id="ct90074656">
          <text:insertion>
            <office:change-info>
              <dc:creator>Stuart Baker</dc:creator>
              <dc:date>2015-10-17T23:45:00</dc:date>
            </office:change-info>
          </text:insertion>
        </text:changed-region>
        <text:changed-region xml:id="ct89578048" text:id="ct89578048">
          <text:insertion>
            <office:change-info>
              <dc:creator>Stuart Baker</dc:creator>
              <dc:date>2015-10-17T23:46:00</dc:date>
            </office:change-info>
          </text:insertion>
        </text:changed-region>
        <text:changed-region xml:id="ct94261424" text:id="ct94261424">
          <text:insertion>
            <office:change-info>
              <dc:creator>Stuart Baker</dc:creator>
              <dc:date>2015-10-17T23:47:00</dc:date>
            </office:change-info>
          </text:insertion>
        </text:changed-region>
        <text:changed-region xml:id="ct82013520" text:id="ct82013520">
          <text:insertion>
            <office:change-info>
              <dc:creator>Stuart Baker</dc:creator>
              <dc:date>2015-10-17T23:48:00</dc:date>
            </office:change-info>
          </text:insertion>
        </text:changed-region>
        <text:changed-region xml:id="ct99256848" text:id="ct99256848">
          <text:deletion>
            <office:change-info>
              <dc:creator>Stuart Baker</dc:creator>
              <dc:date>2015-10-18T00:02:00</dc:date>
            </office:change-info>
            <text:p text:style-name="P1"><text:span text:style-name="T3"><text:s/>our</text:span></text:p>
          </text:deletion>
        </text:changed-region>
        <text:changed-region xml:id="ct76966752" text:id="ct76966752">
          <text:deletion>
            <office:change-info>
              <dc:creator>Stuart Baker</dc:creator>
              <dc:date>2015-10-18T00:02:00</dc:date>
            </office:change-info>
            <text:p text:style-name="P1"><text:span text:style-name="T3">we may have to add </text:span></text:p>
          </text:deletion>
        </text:changed-region>
        <text:changed-region xml:id="ct54923120" text:id="ct54923120">
          <text:insertion>
            <office:change-info>
              <dc:creator>Stuart Baker</dc:creator>
              <dc:date>2015-10-18T00:02:00</dc:date>
            </office:change-info>
          </text:insertion>
        </text:changed-region>
        <text:changed-region xml:id="ct87829696" text:id="ct87829696">
          <text:insertion>
            <office:change-info>
              <dc:creator>Stuart Baker</dc:creator>
              <dc:date>2015-10-18T00:08:00</dc:date>
            </office:change-info>
          </text:insertion>
        </text:changed-region>
        <text:changed-region xml:id="ct65718128" text:id="ct65718128">
          <text:insertion>
            <office:change-info>
              <dc:creator>Stuart Baker</dc:creator>
              <dc:date>2015-10-18T00:02:00</dc:date>
            </office:change-info>
          </text:insertion>
        </text:changed-region>
        <text:changed-region xml:id="ct90813888" text:id="ct90813888">
          <text:insertion>
            <office:change-info>
              <dc:creator>Stuart Baker</dc:creator>
              <dc:date>2015-10-18T00:03:00</dc:date>
            </office:change-info>
          </text:insertion>
        </text:changed-region>
        <text:changed-region xml:id="ct68784624" text:id="ct68784624">
          <text:insertion>
            <office:change-info>
              <dc:creator>Stuart Baker</dc:creator>
              <dc:date>2015-10-18T00:04:00</dc:date>
            </office:change-info>
          </text:insertion>
        </text:changed-region>
        <text:changed-region xml:id="ct66119968" text:id="ct66119968">
          <text:insertion>
            <office:change-info>
              <dc:creator>Stuart Baker</dc:creator>
              <dc:date>2015-10-18T00:05:00</dc:date>
            </office:change-info>
          </text:insertion>
        </text:changed-region>
        <text:changed-region xml:id="ct103058400" text:id="ct103058400">
          <text:insertion>
            <office:change-info>
              <dc:creator>Stuart Baker</dc:creator>
              <dc:date>2015-10-18T00: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change-start text:change-id="ct90957856"/><text:span text:style-name="T31">Unique Identifiers </text:span><text:change-end text:change-id="ct90957856"/>was defined in terms of 48-bit unique “Node IDs”. <text:s/>Other uses were found for these <text:change text:change-id="ct67910640"/><text:change-start text:change-id="ct57575664"/><text:span text:style-name="T31">identifier</text:span><text:change-end text:change-id="ct57575664"/>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3"> any other format is used, including </text:span>decimal pairs, it's very important to make it clear how to interpret it.</text:p>
      <text:p text:style-name="Standard"><text:soft-page-break/>There are many methods to store a Unique Identifier, and <text:change-start text:change-id="ct72694032"/><text:span text:style-name="T1">there</text:span><text:change-end text:change-id="ct72694032"/><text:change text:change-id="ct72033408"/><text:change text:change-id="ct72694224"/><text:change-start text:change-id="ct70391968"/> <text:span text:style-name="T1">i</text:span><text:change-end text:change-id="ct70391968"/>s no<text:change text:change-id="ct48416624"/> constrain<text:change-start text:change-id="ct69800048"/><text:span text:style-name="T1">t</text:span><text:change-end text:change-id="ct69800048"/><text:change text:change-id="ct70620736"/><text:change-start text:change-id="ct71910064"/> <text:span text:style-name="T1">placed</text:span><text:change-end text:change-id="ct71910064"/> by th<text:change-start text:change-id="ct93123584"/><text:span text:style-name="T1">e</text:span><text:change-end text:change-id="ct93123584"/><text:change text:change-id="ct87533056"/> <text:change-start text:change-id="ct103587872"/><text:span text:style-name="T1">Unique Identifier </text:span><text:change-end text:change-id="ct103587872"/>Standard<text:change-start text:change-id="ct90075088"/> <text:span text:style-name="T1">on how a Unique Identifier is stored</text:span><text:change-end text:change-id="ct90075088"/>. It could be stored in a non-volatile memory, as jumpers on a board, etc.</text:p>
      <text:h text:style-name="Heading_20_2" text:outline-level="2">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change text:change-id="ct67542704"/><text:change-start text:change-id="ct71910256"/><text:span text:style-name="T1">U</text:span><text:change-end text:change-id="ct71910256"/>nique <text:change text:change-id="ct75375552"/><text:change-start text:change-id="ct73807472"/><text:span text:style-name="T1">I</text:span><text:change-end text:change-id="ct73807472"/>dentifiers to separate devices. These ranges can be subdivided and delegated further, as needed. Additional ranges can then be requested, which will eventually be recorded in the Unique Identifier Standard<text:change-start text:change-id="ct97528288"/> <text:span text:style-name="T1">or the Unique Identifier Appendix as appropriate</text:span><text:change-end text:change-id="ct97528288"/>. <text:s/>The OpenLCB organization reserves the right to allocate Unique Identifiers within a separate database in real-time and periodically update the Unique Identifier <text:change-start text:change-id="ct68100960"/><text:span text:style-name="T1">Appen</text:span><text:change-end text:change-id="ct68100960"/><text:change-start text:change-id="ct70795904"/><text:span text:style-name="T1">dix</text:span><text:change-end text:change-id="ct70795904"/><text:change text:change-id="ct70796096"/> document from this database. <text:s/>In the unlikely event that a conflict shall arise between OpenLCB managed real-time database and the Unique Identifiers <text:change text:change-id="ct89404800"/><text:change-start text:change-id="ct70487792"/><text:span text:style-name="T1">Appendix</text:span><text:change-end text:change-id="ct70487792"/>, the Unique Identifiers <text:change-start text:change-id="ct68093344"/><text:span text:style-name="T1">Appendix </text:span><text:change-end text:change-id="ct68093344"/><text:change text:change-id="ct68093536"/>,<text:change text:change-id="ct91686976"/>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change text:change-id="ct91687200"/><text:change-start text:change-id="ct58132224"/><text:span text:style-name="T1">N</text:span><text:change-end text:change-id="ct58132224"/>ode IDs, but assigning a range to every member makes it easy for those who want to, at a total cost of less than 0.0016% of the available Unique Identifier space.</text:p>
      <text:p text:style-name="Standard"><text:span text:style-name="T12">In the delegated assignments, the lower order byte(s) are self-assigned. </text:span><text:change-start text:change-id="ct48416848"/><text:span text:style-name="T2">Though not strictly required, by convention, </text:span><text:change-end text:change-id="ct48416848"/><text:change text:change-id="ct69800240"/><text:change-start text:change-id="ct97727152"/><text:span text:style-name="T2">t</text:span><text:change-end text:change-id="ct97727152"/><text:span text:style-name="T12">he value of zero </text:span><text:change-start text:change-id="ct91105024"/><text:span text:style-name="T12"><text:s/></text:span><text:span text:style-name="T2">for the lower self-assigned byte(s) </text:span><text:change-end text:change-id="ct91105024"/><text:span text:style-name="T12">should be reserved, indicating that a number within the range hasn't been assigned</text:span>. </text:p>
      <text:p text:style-name="P10">The high byte of each range is different for each type of assignment, making it easy to determine the allocation pattern in use for a particular Unique Identifier.</text:p>
      <text:p text:style-name="P10">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0" text:outline-level="3"><text:soft-page-break/>Well-Known Global Identifiers</text:h>
      <text:p text:style-name="Standard">In addition to use as <text:change text:change-id="ct90950112"/><text:change-start text:change-id="ct97528032"/><text:span text:style-name="T1">N</text:span><text:change-end text:change-id="ct97528032"/>ode <text:change text:change-id="ct93178080"/><text:change-start text:change-id="ct81764624"/><text:span text:style-name="T1">I</text:span><text:change-end text:change-id="ct81764624"/>dentifiers (Node IDs), OpenLCB <text:change text:change-id="ct93373760"/><text:change-start text:change-id="ct103588064"/><text:span text:style-name="T1">U</text:span><text:change-end text:change-id="ct103588064"/>nique <text:change text:change-id="ct103780928"/><text:change-start text:change-id="ct88445008"/><text:span text:style-name="T1">I</text:span><text:change-end text:change-id="ct88445008"/>dentifiers are used to ensure uniqueness of specific global event identifiers and for other purposes. <text:s/>These numbers must be allocated so that they are kept unique. <text:s/>The identifiers specified in this section are of that type.</text:p>
      <text:p text:style-name="P15">Note that the detailed use of these identifiers <text:span text:style-name="T3">is specified elsewhere. In some cases, the protocols are still being developed, and the entry here is just reserving a range for a specific future use.</text:span></text:p>
      <text:h text:style-name="P28" text:outline-level="3"><text:bookmark-start text:name="__RefHeading__4897_53554088"/>Manufacture<text:span text:style-name="T29">r</text:span> Specific<text:bookmark-end text:name="__RefHeading__4897_53554088"/></text:h>
      <text:p text:style-name="Standard"><text:span text:style-name="T3">This group of Unique Identifiers is reserved specifically for manufacture</text:span><text:span text:style-name="T18">r</text:span><text:span text:style-name="T3">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3">A manufacture</text:span><text:span text:style-name="T18">r</text:span><text:span text:style-name="T3"> is not required to assign Unique Identifiers sequentially. <text:s/>They may choose their own arbitrary scheme that could be based on product type, manufacture date, or some other method of their choosing. <text:s/>Though it is </text:span><text:change text:change-id="ct72692112"/><text:change-start text:change-id="ct57072112"/><text:span text:style-name="T21">strongly recommended</text:span><text:change-end text:change-id="ct57072112"/><text:span text:style-name="T3"> for a manufacture</text:span><text:span text:style-name="T18">r</text:span><text:span text:style-name="T3"> to make reasonably efficient use of their self-assigned space, should a manufacture</text:span><text:span text:style-name="T18">r</text:span><text:span text:style-name="T3"> require additional space, it may be requested, and granted, without the requirement of having used every last available Unique Identifier within a previously assigned space. <text:s/>Manufacture</text:span><text:span text:style-name="T19">r</text:span><text:span text:style-name="T3">s are not required to publicly disclose their allocation scheme for Unique Identifiers.</text:span></text:p>
      <text:p text:style-name="Standard"><text:span text:style-name="T3">In order to encourage existing manufacturers to participate in developing OpenLCB products, every DCC manufacturer </text:span><text:span text:style-name="T18">h</text:span><text:span text:style-name="T3">as already been allocated a 24-bit region within which to self-assign Unique Identifiers from. <text:s/>The DIY, JMRI, MERG, and NMRA Reserved spaces are sub-sets of the DCC manufacture</text:span><text:span text:style-name="T20">r</text:span><text:span text:style-name="T3">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change-start text:change-id="ct72691920"/></text:p>
      <text:p text:style-name="P11"><text:span text:style-name="T3">Only those DCC manufactures assig</text:span><text:change-end text:change-id="ct72691920"/><text:change-start text:change-id="ct103152240"/><text:span text:style-name="T3">ned a short (8-bit) DCC manufacturer ID have allocations in this region. <text:s/>For those manufactures that obtain a long (16-bit) DCC manufacture ID, please see section </text:span><text:span text:style-name="T3"><text:bookmark-ref text:reference-format="chapter" text:ref-name="__RefHeading__4869_53554088">2.5.11</text:bookmark-ref></text:span><text:span text:style-name="T3">. <text:s/>The result is that those manufactures who </text:span><text:change-end text:change-id="ct103152240"/><text:change-start text:change-id="ct87891248"/><text:span text:style-name="T3">happen to be earlier assignees of a unique </text:span><text:span text:style-name="T23">DCC </text:span><text:span text:style-name="T3">manufacture ID have a slight advantage in that they have two 24-bit regions ass</text:span><text:change-end text:change-id="ct87891248"/><text:change-start text:change-id="ct74643584"/><text:span text:style-name="T3">igned to them without having to explicit request assignment of a 2</text:span><text:span text:style-name="T26">nd</text:span><text:span text:style-name="T3"> 24-bit region. <text:s/>The reason for th</text:span><text:change-end text:change-id="ct74643584"/><text:change-start text:change-id="ct102775344"/><text:span text:style-name="T3">is is accidental. <text:s/>It was not known to the OpenLCB developers at the time of the first DCC manufacture ID based allocation what the scheme for long (16-bit) DCC manuf</text:span><text:change-end text:change-id="ct102775344"/><text:change-start text:change-id="ct94286784"/><text:span text:style-name="T3">acture ID allocation would be. <text:s/>When the long (16-bit) DCC manufacture allocation scheme became known, it also became clea</text:span><text:change-end text:change-id="ct94286784"/><text:change-start text:change-id="ct70667488"/><text:span text:style-name="T3">r that this scheme would not fit within the unassigned </text:span><text:change-end text:change-id="ct70667488"/><text:change-start text:change-id="ct94042640"/><text:span text:style-name="T3">space remaining in the Manufacture Specific region.</text:span><text:change-end text:change-id="ct94042640"/><text:change-start text:change-id="ct94042832"/></text:p>
      <text:p text:style-name="P11"><text:span text:style-name="T3">The advantage posed by having two automatically allocated 24-bit DCC manufacture ID based regions is </text:span><text:change-end text:change-id="ct94042832"/><text:change-start text:change-id="ct71456160"/><text:span text:style-name="T3">negligible. <text:s/>As stated in section </text:span><text:span text:style-name="T3"><text:bookmark-ref text:reference-format="chapter" text:ref-name="__RefHeading__4843_53554088">2.5.1</text:bookmark-ref></text:span><text:span text:style-name="T3">, </text:span><text:change-end text:change-id="ct71456160"/><text:change-start text:change-id="ct71456352"/><text:span text:style-name="T22">there is no shortage of 24-bit regions that can be assigned, and another 24-bit region can be assigned to any manufacture </text:span><text:change-end text:change-id="ct71456352"/><text:change-start text:change-id="ct57490752"/><text:span text:style-name="T22">upon request.</text:span><text:change-end text:change-id="ct57490752"/></text:p>
      <text:h text:style-name="P30"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text:soft-page-break/>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text:change-start text:change-id="ct67494448"/><text:span text:style-name="T4">s</text:span><text:change-end text:change-id="ct67494448"/><text:change text:change-id="ct57490944"/> can be assigned to these groups, so that<text:change text:change-id="ct69810752"/> <text:change-start text:change-id="ct77178224"/><text:span text:style-name="T4">members may </text:span><text:change-end text:change-id="ct77178224"/>then use the<text:change-start text:change-id="ct69811008"/><text:span text:style-name="T4">ir</text:span><text:change-end text:change-id="ct69811008"/>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3">the</text:span> Standard.</text:p>
      <text:p text:style-name="P10">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0"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xml:id="list5079838967051910881" text:style-name="L1">
        <text:list-item>
          <text:p text:style-name="P23">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3">A single computer may run several programs, so there still needs to be separate mechanism to provide a unique value for the lowest bytes of <text:span text:style-name="T3">the</text:span> ID. <text:s/>That involves a level of coordination across multiple software vendors that<text:change text:change-id="ct99135776"/><text:change-start text:change-id="ct70854624"/> <text:span text:style-name="T33">i</text:span><text:change-end text:change-id="ct70854624"/>s hard to imagine.</text:p>
        </text:list-item>
        <text:list-item>
          <text:p text:style-name="P23"><text:soft-page-break/>IPv6 is coming. <text:s/>It provides addresses that are too large to use directly. Even before that happens, the various issues of IPv4 to IPv6 mapping raise all sorts of questions about uniqueness of IPv4 addresses.</text:p>
        </text:list-item>
        <text:list-item>
          <text:p text:style-name="P23">Even globally routable IPv4 addresses may not be unique over time. <text:s/>For example, DH<text:span text:style-name="T30">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3">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0"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3">the</text:span> requester has been identified. The 24-bit blocks are slightly scarcer, but there are still almost 2<text:span text:style-name="T28">16</text:span> of them available by using additional values for byte 2. <text:s/></text:p>
      <text:p text:style-name="Standard">An <text:change text:change-id="ct92914944"/>automated system for requesting and obtaining unique ID ranges is available at <text:a xlink:type="simple" xlink:href="http://openlcb.org/trunk/web/requestuidrange.php" text:style-name="Internet_20_link" text:visited-style-name="Visited_20_Internet_20_Link">http://</text:a><text:change-start text:change-id="ct65587008"/><text:a xlink:type="simple" xlink:href="http://openlcb.org/trunk/web/requestuidrange.php" text:style-name="Internet_20_link" text:visited-style-name="Visited_20_Internet_20_Link"><text:span text:style-name="T36">registry.</text:span></text:a><text:change-end text:change-id="ct65587008"/><text:a xlink:type="simple" xlink:href="http://openlcb.org/trunk/web/requestuidrange.php" text:style-name="Internet_20_link" text:visited-style-name="Visited_20_Internet_20_Link">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ext:a><text:change text:change-id="ct96753360"/> and subsequent pages. <text:s/></text:p>
      <text:h text:style-name="Heading_20_3" text:outline-level="3">Locomotive Control Systems</text:h>
      <text:p text:style-name="Standard">Locomotive control was initially beyond the scope of OpenLCB development, but later work started to define OpenLCB methods for working with existing locomotive control systems. <text:s/>This section specifies ranges of Unique Identifiers that are reserved for the purpose of interfacing with locomotive control. <text:s/>The details of how they are to be used are specified elsewhere, but sufficient range has been reserved to allow providing locomotive control systems with Unique Identifiers. <text:s/>It is important to note that at the time of this document's publication, locomotive control does not require any of these Unique Identifiers. <text:s/>For this reason, this Unique Identifier range is considered <text:span text:style-name="T12">deprecated</text:span>. <text:s/><text:span text:style-name="T12">Do not use</text:span> these Unique Identifiers for any reason, they are <text:span text:style-name="T12">no longer valid</text:span>.</text:p>
      <text:h text:style-name="P30"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Standard">As described in the section <text:bookmark-ref text:reference-format="chapter" text:ref-name="__RefHeading__15522_1506266223">2.5.6</text:bookmark-ref> <text:bookmark-ref text:reference-format="text" text:ref-name="__RefHeading__15522_1506266223">Assigned by Software at Runtime</text:bookmark-ref> <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ext:soft-page-break/>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change-start text:change-id="ct91995552"/><text:span text:style-name="T34">of </text:span><text:change-end text:change-id="ct91995552"/>use<text:change text:change-id="ct93908816"/><text:change-start text:change-id="ct92043520"/> <text:span text:style-name="T34">in implement</text:span><text:change-end text:change-id="ct92043520"/><text:change-start text:change-id="ct81867760"/><text:span text:style-name="T34">ation</text:span><text:change-end text:change-id="ct81867760"/>. <text:s/>The following list suggests implementation details that are not required, but might be considered when designing such a client server pair:</text:p>
      <text:list xml:id="list8122770717491567806" text:style-name="L2">
        <text:list-item>
          <text:p text:style-name="P24">Lease time can be extended through a renewal process.</text:p>
        </text:list-item>
        <text:list-item>
          <text:p text:style-name="P24">The server does not reassign a previously assigned <text:change-start text:change-id="ct103139904"/><text:span text:style-name="T34">and currently expired </text:span><text:change-end text:change-id="ct103139904"/>Unique Identifier until it has run through the entire pool allocated to it.</text:p>
        </text:list-item>
        <text:list-item>
          <text:p text:style-name="P24">The server allows the client to suggest a Unique Identifier that it would like f<text:span text:style-name="T29">r</text:span>om the server's pool.</text:p>
        </text:list-item>
        <text:list-item>
          <text:p text:style-name="P25">The server have persistent storage of current leases that it can can consult in case of a restart.</text:p>
        </text:list-item>
        <text:list-item>
          <text:p text:style-name="P24">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12">caution</text:span>. <text:s/>Implementation mechanisms that make use of this pool are currently <text:span text:style-name="T12">experimental</text:span>.<text:change-start text:change-id="ct93172192"/> <text:s/><text:span text:style-name="T14">Because Unique Event Identifiers assigned out of this range could be captured and disseminated into use by nodes that could become unaware of </text:span><text:span text:style-name="T15">a</text:span><text:span text:style-name="T14"> lease expiration </text:span><text:span text:style-name="T15">and reassignment</text:span><text:span text:style-name="T14">, Unique Event Identifiers </text:span><text:span text:style-name="T16">are</text:span><text:span text:style-name="T14"> not </text:span><text:span text:style-name="T16">to</text:span><text:span text:style-name="T14"> be assigned out of this range</text:span><text:span text:style-name="T35">.</text:span><text:change-end text:change-id="ct93172192"/><text:change-start text:change-id="ct93172384"/></text:p>
      <text:h text:style-name="P29" text:outline-level="3"><text:bookmark-start text:name="__RefHeading__4869_53554088"/>Long (16-bit) NMRA D<text:change-end text:change-id="ct93172384"/><text:change-start text:change-id="ct70480592"/>CC Manufacture Specific<text:bookmark-end text:name="__RefHeading__4869_53554088"/></text:h>
      <text:p text:style-name="P12"><text:change-end text:change-id="ct70480592"/><text:change-start text:change-id="ct82013824"/>When it became known that the long (16-bit) NMRA DCC manufacture ID space would not fit within the <text:change-end text:change-id="ct82013824"/><text:change-start text:change-id="ct73530368"/>unassigned space of the <text:change-end text:change-id="ct73530368"/><text:change-start text:change-id="ct90314016"/>Manufacture Specific region described in section <text:bookmark-ref text:reference-format="chapter" text:ref-name="__RefHeading__4897_53554088">2.5.4</text:bookmark-ref>, this region <text:change-end text:change-id="ct90314016"/><text:change-start text:change-id="ct57830416"/>was reserved to be assigned to DCC manufactures with a long (16-bit) DCC manufacture ID. <text:s/><text:change-end text:change-id="ct57830416"/><text:change-start text:change-id="ct90074656"/>Because all short (8-bit) DCC manufacturer IDs can all be represented as valid long (16-bit) DCC manufacture IDs by having the most sig<text:change-end text:change-id="ct90074656"/><text:change-start text:change-id="ct89578048"/>nificant of the long (16-bit) DCC manufacture ID set to 0x00, those manufactures<text:change-end text:change-id="ct89578048"/><text:change-start text:change-id="ct94261424"/> with a short (8-bit) DCC manufacture ID have two 24-bit allocations assigned to them without having to explicitly request an<text:change-end text:change-id="ct94261424"/><text:change-start text:change-id="ct82013520"/>y <text:span text:style-name="T32">additional </text:span>allocation.<text:change-end text:change-id="ct82013520"/></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Standard">Specific Unique Identifier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tandard and ranges assigned for <text:soft-page-break/>specific purposes and users, can be found on the <text:a xlink:type="simple" xlink:href="http://www.openlcb.org/trunk/web/viewuid.php" text:style-name="Internet_20_link" text:visited-style-name="Visited_20_Internet_20_Link">http://www.openlcb.org/trunk/web/viewuid.php</text:a> dynamic page.</text:p>
      <text:p text:style-name="P1">Automated allocation systems can be abused, and we don't want to give away large chunks of address space to automated requesters. <text:s/>All available <text:span text:style-name="T3">information about requests is logged. Users are asked for their name and contact information at the time of the request, which is also logged. <text:s/>Depending on</text:span><text:change text:change-id="ct99256848"/><text:span text:style-name="T3"> experience with requests, </text:span><text:change text:change-id="ct76966752"/><text:span text:style-name="T3">an email challenge-response or other mechanism to ensure only valid requests get allocations</text:span><text:change-start text:change-id="ct54923120"/><text:span text:style-name="T3"> </text:span><text:span text:style-name="T24">may need to be added in the future</text:span><text:change-end text:change-id="ct54923120"/><text:span text:style-name="T3">.</text:span><text:change-start text:change-id="ct87829696"/></text:p>
      <text:p text:style-name="P1"><text:change-end text:change-id="ct87829696"/><text:change-start text:change-id="ct65718128"/><text:span text:style-name="T24">Because of the inherent </text:span><text:change-end text:change-id="ct65718128"/><text:change-start text:change-id="ct90813888"/><text:span text:style-name="T24">difficulties in protecting an SQL or other Internet accessible databases from abuse, both </text:span><text:span text:style-name="T25">intentionally </text:span><text:span text:style-name="T24">malicious and unintentional, an Unique Identifier Appen</text:span><text:change-end text:change-id="ct90813888"/><text:change-start text:change-id="ct68784624"/><text:span text:style-name="T24">dix document will periodically be generated for the purposes of archival to a higher integrity revision control system</text:span><text:change-end text:change-id="ct68784624"/><text:change-start text:change-id="ct66119968"/><text:span text:style-name="T24">. <text:s/>The Unique Identifier Appendix document is the final authority on assignments should the </text:span><text:change-end text:change-id="ct66119968"/><text:change-start text:change-id="ct103058400"/><text:span text:style-name="T24">SQL database become corrupted creating a discrepancy between the two.</text:span><text:change-end text:change-id="ct103058400"/></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8"><text:s/>2.1 Introduction<text:tab/>1</text:p>
          <text:p text:style-name="P18"><text:s/>2.2 Intended Use<text:tab/>1</text:p>
          <text:p text:style-name="P18"><text:s/>2.3 References and Context<text:tab/>1</text:p>
          <text:p text:style-name="P18"><text:s/>2.4 Format<text:tab/>1</text:p>
          <text:p text:style-name="P18"><text:s/>2.5 Allocation<text:tab/>2</text:p>
          <text:p text:style-name="P19"><text:s/>2.5.1 Overview<text:tab/>2</text:p>
          <text:p text:style-name="P19"><text:s/>2.5.2 Reserved Leading Zero<text:tab/>2</text:p>
          <text:p text:style-name="P19"><text:s/>2.5.3 Well-Known Global Identifiers<text:tab/>2</text:p>
          <text:p text:style-name="P19"><text:s/>2.5.4 Manufacturer Specific<text:tab/>3</text:p>
          <text:p text:style-name="P19"><text:s/>2.5.5 Self-Assigning Groups<text:tab/>3</text:p>
          <text:p text:style-name="P19"><text:s/>2.5.6 Assigned by Software at Runtime<text:tab/>4</text:p>
          <text:p text:style-name="P19"><text:s/>2.5.7 Specifically Assigned by Request<text:tab/>4</text:p>
          <text:p text:style-name="P19"><text:s/>2.5.8 Locomotive Control Systems<text:tab/>5</text:p>
          <text:p text:style-name="P19"><text:s/>2.5.9 RFID and NFC<text:tab/>5</text:p>
          <text:p text:style-name="P19"><text:s/>2.5.10 Temporary Assigned by Software at Runtime<text:tab/>5</text:p>
          <text:p text:style-name="P19"><text:s/>2.5.11 Reserved Unique Identifiers<text:tab/>6</text:p>
          <text:p text:style-name="P17"><text:s/>3 Implementation Information<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2091d6"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2091d6"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T5" style:family="text">
      <style:text-properties fo:font-size="8pt" officeooo:rsid="002091d6"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Unique Identifiers Technical Note</text:p>
      </style:header>
      <style:footer>
        <text:tracked-changes>
          <text:changed-region xml:id="ct90065760" text:id="ct90065760">
            <text:deletion>
              <office:change-info>
                <dc:creator>Stuart Baker</dc:creator>
                <dc:date>2016-02-04T14:15:00</dc:date>
              </office:change-info>
              <text:p text:style-name="MP2"><text:span text:style-name="Page_20_Number"><text:span text:style-name="MT1">2015</text:span></text:span></text:p>
            </text:deletion>
          </text:changed-region>
          <text:changed-region xml:id="ct74742320" text:id="ct74742320">
            <text:insertion>
              <office:change-info>
                <dc:creator>Stuart Baker</dc:creator>
                <dc:date>2016-02-04T14:15:00</dc:date>
              </office:change-info>
            </text:insertion>
          </text:changed-region>
          <text:changed-region xml:id="ct102694832" text:id="ct102694832">
            <text:deletion>
              <office:change-info>
                <dc:creator>Stuart Baker</dc:creator>
                <dc:date>2016-02-04T14:15:00</dc:date>
              </office:change-info>
              <text:p text:style-name="MP2"><text:span text:style-name="Page_20_Number"><text:span text:style-name="MT2">Feb 15, 2015</text:span></text:span></text:p>
            </text:deletion>
          </text:changed-region>
          <text:changed-region xml:id="ct69977312" text:id="ct69977312">
            <text:insertion>
              <office:change-info>
                <dc:creator>Stuart Baker</dc:creator>
                <dc:date>2016-02-04T14:15:00</dc:date>
              </office:change-info>
            </text:insertion>
          </text:changed-region>
        </text:tracked-changes>
        <text:p text:style-name="MP2"><text:span text:style-name="Page_20_Number"><text:span text:style-name="MT1">Copyright 2011-</text:span></text:span><text:change text:change-id="ct90065760"/><text:change-start text:change-id="ct74742320"/><text:span text:style-name="Page_20_Number"><text:span text:style-name="MT1"><text:user-defined style:data-style-name="N0" text:name="OLCByear">2016</text:user-defined></text:span></text:span><text:change-end text:change-id="ct7474232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8</text:page-number></text:span></text:span><text:span text:style-name="Page_20_Number"><text:span text:style-name="MT1"> of </text:span></text:span><text:span text:style-name="Page_20_Number"><text:span text:style-name="MT1"><text:page-count style:num-format="1">8</text:page-count></text:span></text:span><text:span text:style-name="Page_20_Number"><text:span text:style-name="MT1"> - </text:span></text:span><text:change text:change-id="ct102694832"/><text:change-start text:change-id="ct69977312"/><text:span text:style-name="Page_20_Number"><text:span text:style-name="MT2"><text:user-defined style:data-style-name="N0" text:name="OLCBdate">Feb 6, 2016</text:user-defined></text:span></text:span><text:change-end text:change-id="ct69977312"/></text:p>
      </style:footer>
    </style:master-page>
    <style:master-page style:name="First_20_Page" style:display-name="First Page" style:page-layout-name="Mpm2" style:next-style-name="Standard">
      <style:header>
        <text:tracked-changes>
          <text:changed-region xml:id="ct83884656" text:id="ct83884656">
            <text:deletion>
              <office:change-info>
                <dc:creator>Stuart Baker</dc:creator>
                <dc:date>2016-02-04T14:14:00</dc:date>
              </office:change-info>
              <text:p text:style-name="MP6">Feb 15, 2015</text:p>
            </text:deletion>
          </text:changed-region>
          <text:changed-region xml:id="ct69725872" text:id="ct69725872">
            <text:insertion>
              <office:change-info>
                <dc:creator>Stuart Baker</dc:creator>
                <dc:date>2016-02-04T14:14:00</dc:date>
              </office:change-info>
            </text:insertion>
          </text:changed-region>
          <text:changed-region xml:id="ct67487120" text:id="ct67487120">
            <text:deletion>
              <office:change-info>
                <dc:creator>Stuart Baker</dc:creator>
                <dc:date>2016-02-04T14:14:00</dc:date>
              </office:change-info>
              <text:p text:style-name="MP6">Adopted</text:p>
            </text:deletion>
          </text:changed-region>
          <text:changed-region xml:id="ct103221216" text:id="ct103221216">
            <text:insertion>
              <office:change-info>
                <dc:creator>Stuart Baker</dc:creator>
                <dc:date>2016-02-04T14:1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Unique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83884656"/><text:change-start text:change-id="ct69725872"/><text:user-defined style:data-style-name="N0" text:name="OLCBdate">Feb 6, 2016</text:user-defined><text:change-end text:change-id="ct69725872"/></text:p>
            </table:table-cell>
            <table:table-cell table:style-name="Table1.C1" office:value-type="string">
              <text:p text:style-name="MP6"><text:change text:change-id="ct67487120"/><text:change-start text:change-id="ct103221216"/><text:user-defined style:data-style-name="N0" text:name="OLCBstatus">Draft</text:user-defined><text:change-end text:change-id="ct103221216"/></text:p>
            </table:table-cell>
          </table:table-row>
        </table:table>
        <text:p text:style-name="Header"/>
      </style:header>
      <style:footer>
        <text:tracked-changes>
          <text:changed-region xml:id="ct71387840" text:id="ct71387840">
            <text:deletion>
              <office:change-info>
                <dc:creator>Stuart Baker</dc:creator>
                <dc:date>2016-02-04T14:14:00</dc:date>
              </office:change-info>
              <text:p text:style-name="MP7"><text:span text:style-name="Page_20_Number"><text:span text:style-name="MT1">2015</text:span></text:span></text:p>
            </text:deletion>
          </text:changed-region>
          <text:changed-region xml:id="ct103597936" text:id="ct103597936">
            <text:insertion>
              <office:change-info>
                <dc:creator>Stuart Baker</dc:creator>
                <dc:date>2016-02-04T14:14:00</dc:date>
              </office:change-info>
            </text:insertion>
          </text:changed-region>
          <text:changed-region xml:id="ct57990624" text:id="ct57990624">
            <text:deletion>
              <office:change-info>
                <dc:creator>Stuart Baker</dc:creator>
                <dc:date>2016-02-04T14:14:00</dc:date>
              </office:change-info>
              <text:p text:style-name="MP7"><text:span text:style-name="Page_20_Number"><text:span text:style-name="MT5">Feb 15, 2015</text:span></text:span></text:p>
            </text:deletion>
          </text:changed-region>
          <text:changed-region xml:id="ct72623408" text:id="ct72623408">
            <text:insertion>
              <office:change-info>
                <dc:creator>Stuart Baker</dc:creator>
                <dc:date>2016-02-04T14:14:00</dc:date>
              </office:change-info>
            </text:insertion>
          </text:changed-region>
        </text:tracked-changes>
        <text:p text:style-name="MP7"><text:span text:style-name="Page_20_Number"><text:span text:style-name="MT1">Copyright 2011-</text:span></text:span><text:change text:change-id="ct71387840"/><text:change-start text:change-id="ct103597936"/><text:span text:style-name="Page_20_Number"><text:span text:style-name="MT1"><text:user-defined style:data-style-name="N0" text:name="OLCByear">2016</text:user-defined></text:span></text:span><text:change-end text:change-id="ct10359793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change text:change-id="ct57990624"/><text:change-start text:change-id="ct72623408"/><text:span text:style-name="Page_20_Number"><text:span text:style-name="MT5"><text:user-defined style:data-style-name="N0" text:name="OLCBdate">Feb 6, 2016</text:user-defined></text:span></text:span><text:change-end text:change-id="ct7262340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Technical Note</dc:title>
    <meta:initial-creator>Alex Shepherd</meta:initial-creator>
    <meta:creation-date>2009-01-22T07:11:27</meta:creation-date>
    <meta:editing-cycles>217</meta:editing-cycles>
    <meta:editing-duration>P1DT15H29M39S</meta:editing-duration>
    <meta:generator>LibreOffice/4.2.8.2$Linux_X86_64 LibreOffice_project/420m0$Build-2</meta:generator>
    <dc:date>2016-02-04T14:40:50.663079045</dc:date>
    <dc:creator>Stuart Baker</dc:creator>
    <dc:subject> </dc:subject>
    <meta:document-statistic meta:table-count="1" meta:image-count="1" meta:object-count="0" meta:page-count="8" meta:paragraph-count="100" meta:word-count="3136" meta:character-count="19844" meta:non-whitespace-character-count="16712"/>
    <meta:user-defined meta:name="OLCBdate">Feb 6, 2016</meta:user-defined>
    <meta:user-defined meta:name="OLCBstatus">Draft</meta:user-defined>
    <meta:user-defined meta:name="OLCByear">2016</meta:user-defined>
  </office:meta>
</office:document-meta>
</file>